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decc"/>
    </style:style>
    <style:style style:name="P2" style:family="paragraph" style:parent-style-name="Standard">
      <style:text-properties officeooo:paragraph-rsid="0014a5d9"/>
    </style:style>
    <style:style style:name="P3" style:family="paragraph" style:parent-style-name="Standard">
      <style:text-properties officeooo:paragraph-rsid="0019a115"/>
    </style:style>
    <style:style style:name="P4" style:family="paragraph" style:parent-style-name="Standard">
      <style:text-properties officeooo:paragraph-rsid="001c2e57"/>
    </style:style>
    <style:style style:name="P5" style:family="paragraph" style:parent-style-name="Standard">
      <style:text-properties officeooo:rsid="001f958a" officeooo:paragraph-rsid="001f958a"/>
    </style:style>
    <style:style style:name="P6" style:family="paragraph" style:parent-style-name="Standard">
      <style:text-properties officeooo:paragraph-rsid="00273bb6"/>
    </style:style>
    <style:style style:name="P7" style:family="paragraph" style:parent-style-name="Standard">
      <style:text-properties officeooo:rsid="00273bb6" officeooo:paragraph-rsid="00273bb6"/>
    </style:style>
    <style:style style:name="P8" style:family="paragraph" style:parent-style-name="Standard">
      <style:text-properties officeooo:rsid="002d6dd9" officeooo:paragraph-rsid="002d6dd9"/>
    </style:style>
    <style:style style:name="T1" style:family="text">
      <style:text-properties officeooo:rsid="000c520f"/>
    </style:style>
    <style:style style:name="T2" style:family="text">
      <style:text-properties officeooo:rsid="000ee86a"/>
    </style:style>
    <style:style style:name="T3" style:family="text">
      <style:text-properties officeooo:rsid="000fdecc"/>
    </style:style>
    <style:style style:name="T4" style:family="text">
      <style:text-properties officeooo:rsid="0010da96"/>
    </style:style>
    <style:style style:name="T5" style:family="text">
      <style:text-properties officeooo:rsid="0012b531"/>
    </style:style>
    <style:style style:name="T6" style:family="text">
      <style:text-properties officeooo:rsid="0014a5d9"/>
    </style:style>
    <style:style style:name="T7" style:family="text">
      <style:text-properties officeooo:rsid="0015918f"/>
    </style:style>
    <style:style style:name="T8" style:family="text">
      <style:text-properties officeooo:rsid="001955d8"/>
    </style:style>
    <style:style style:name="T9" style:family="text">
      <style:text-properties officeooo:rsid="0019a115"/>
    </style:style>
    <style:style style:name="T10" style:family="text">
      <style:text-properties officeooo:rsid="001c2e57"/>
    </style:style>
    <style:style style:name="T11" style:family="text">
      <style:text-properties officeooo:rsid="001d9b8e"/>
    </style:style>
    <style:style style:name="T12" style:family="text">
      <style:text-properties officeooo:rsid="001f2ebd"/>
    </style:style>
    <style:style style:name="T13" style:family="text">
      <style:text-properties officeooo:rsid="00217729"/>
    </style:style>
    <style:style style:name="T14" style:family="text">
      <style:text-properties officeooo:rsid="0021dbe5"/>
    </style:style>
    <style:style style:name="T15" style:family="text">
      <style:text-properties officeooo:rsid="00226db9"/>
    </style:style>
    <style:style style:name="T16" style:family="text">
      <style:text-properties officeooo:rsid="0023ff38"/>
    </style:style>
    <style:style style:name="T17" style:family="text">
      <style:text-properties officeooo:rsid="00255d34"/>
    </style:style>
    <style:style style:name="T18" style:family="text">
      <style:text-properties officeooo:rsid="0025da2f"/>
    </style:style>
    <style:style style:name="T19" style:family="text">
      <style:text-properties officeooo:rsid="00273bb6"/>
    </style:style>
    <style:style style:name="T20" style:family="text">
      <style:text-properties officeooo:rsid="002afb9e"/>
    </style:style>
    <style:style style:name="T21" style:family="text">
      <style:text-properties officeooo:rsid="00320f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 <text:s text:c="2"/><text:tab/><text:tab/><text:tab/><text:span text:style-name="T20">AASANA LALANI </text:span></text:p>
      <text:p text:style-name="Standard">Faculty of Computer Applications and Information Technology</text:p>
      <text:p text:style-name="Standard">M. Sc. (IT) – Sem 3</text:p>
      <text:p text:style-name="Standard">Network Analysis Tools</text:p>
      <text:p text:style-name="Standard">CEC Assignment - 1</text:p>
      <text:p text:style-name="Standard">_________________________________________________________</text:p>
      <text:p text:style-name="Standard">Open the file sample2.pcap in Wireshark.</text:p>
      <text:p text:style-name="Standard"/>
      <text:p text:style-name="Standard">1.How many total packets are present?</text:p>
      <text:p text:style-name="Standard"><text:tab/><text:span text:style-name="T1">packet-3921</text:span></text:p>
      <text:p text:style-name="Standard">2.List the top 3 protocols by frequency.</text:p>
      <text:p text:style-name="Standard"><text:tab/><text:span text:style-name="T2">TCP</text:span></text:p>
      <text:p text:style-name="Standard"><text:tab/><text:span text:style-name="T2">TLSv1.2</text:span></text:p>
      <text:p text:style-name="Standard"><text:tab/><text:span text:style-name="T2">UDP</text:span></text:p>
      <text:p text:style-name="Standard"><text:tab/></text:p>
      <text:p text:style-name="Standard">3.Identify and list all unique IP addresses observed.</text:p>
      <text:p text:style-name="Standard"><text:tab/><text:span text:style-name="T3">172.16.15.228</text:span></text:p>
      <text:p text:style-name="Standard"><text:tab/><text:span text:style-name="T3">142.250.70.99</text:span></text:p>
      <text:p text:style-name="Standard"><text:tab/><text:span text:style-name="T3">104.18.32.47</text:span></text:p>
      <text:p text:style-name="Standard"><text:tab/></text:p>
      <text:p text:style-name="Standard">4.Which IP address appears most frequently as a source?</text:p>
      <text:p text:style-name="Standard"><text:tab/>172.16.15.228</text:p>
      <text:p text:style-name="Standard"/>
      <text:p text:style-name="Standard">5.Apply the filter ip.addr == &lt;most frequent IP&gt; and count the number of packets.</text:p>
      <text:p text:style-name="P2"><text:tab/>ip.<text:span text:style-name="T7">addr</text:span>==172.16.15.228 </text:p>
      <text:p text:style-name="P2"><text:span text:style-name="T3"><text:tab/>count=</text:span><text:span text:style-name="T7">3888</text:span></text:p>
      <text:p text:style-name="P1"/>
      <text:p text:style-name="Standard">6.Apply the filter tcp – how many TCP packets are there?</text:p>
      <text:p text:style-name="Standard"><text:tab/><text:span text:style-name="T6">tcp</text:span></text:p>
      <text:p text:style-name="Standard"><text:tab/><text:span text:style-name="T3">count=1538</text:span></text:p>
      <text:p text:style-name="Standard"/>
      <text:p text:style-name="Standard">7.Identify the source and destination MAC addresses of the first packet.</text:p>
      <text:p text:style-name="Standard"><text:tab/>eth.addr==74:40:bb:d4:60:99</text:p>
      <text:p text:style-name="Standard"><text:tab/><text:span text:style-name="T5">Src-</text:span><text:span text:style-name="T13">74:40:bb:d4:60:99</text:span></text:p>
      <text:p text:style-name="Standard"><text:tab/><text:span text:style-name="T13">dst-c0:ea:e4:fb:31:0c</text:span></text:p>
      <text:p text:style-name="Standard"/>
      <text:p text:style-name="Standard">8.Apply a filter based on the source MAC address.</text:p>
      <text:p text:style-name="Standard"><text:tab/>eth.src==74:40:bb:d4:60:99</text:p>
      <text:p text:style-name="Standard"><text:tab/><text:span text:style-name="T7">count=1896</text:span></text:p>
      <text:p text:style-name="Standard"/>
      <text:p text:style-name="Standard">9.Find a complete TCP conversation (use Follow TCP Stream).</text:p>
      <text:p text:style-name="Standard"><text:tab/><text:span text:style-name="T4">Steps – menu bar ----&gt;statistics----&gt;conversation----&gt;TCP40</text:span></text:p>
      <text:p text:style-name="Standard"/>
      <text:p text:style-name="Standard">10.What protocol is used in the application layer (HTTP, FTP, etc.)?</text:p>
      <text:p text:style-name="Standard"><text:tab/><text:span text:style-name="T8">HTTP</text:span></text:p>
      <text:p text:style-name="Standard"><text:tab/></text:p>
      <text:p text:style-name="Standard">11.Create a filter to show only TCP SYN packets: tcp.flags.syn ==1 and tcp.flags.ack == 0. How many packets match this filter?</text:p>
      <text:p text:style-name="Standard"/>
      <text:p text:style-name="P3"><text:tab/> tcp.flags.syn ==1 and tcp.flags.ack == 0</text:p>
      <text:p text:style-name="P3"><text:tab/><text:span text:style-name="T9">count=38</text:span></text:p>
      <text:p text:style-name="Standard"/>
      <text:p text:style-name="Standard"><text:soft-page-break/></text:p>
      <text:p text:style-name="Standard"/>
      <text:p text:style-name="Standard">1<text:span text:style-name="T10">2</text:span>.List all unique destination TCP ports.</text:p>
      <text:p text:style-name="Standard"><text:tab/><text:span text:style-name="T12">443</text:span></text:p>
      <text:p text:style-name="Standard"><text:tab/><text:span text:style-name="T12">45498</text:span></text:p>
      <text:p text:style-name="P5"><text:tab/>50948</text:p>
      <text:p text:style-name="Standard"/>
      <text:p text:style-name="Standard">1<text:span text:style-name="T10">3</text:span>.Which service (protocol) is most commonly used?</text:p>
      <text:p text:style-name="Standard"><text:tab/><text:span text:style-name="T11">TCP</text:span></text:p>
      <text:p text:style-name="Standard"/>
      <text:p text:style-name="Standard">1<text:span text:style-name="T10">4</text:span>.Add a column for “Time delta from previous captured packet”.</text:p>
      <text:p text:style-name="Standard"><text:tab/><text:span text:style-name="T17">cntrl+shift+P </text:span></text:p>
      <text:p text:style-name="Standard"><text:tab/><text:span text:style-name="T17">add column+</text:span></text:p>
      <text:p text:style-name="Standard"><text:tab/><text:span text:style-name="T17">column name apply</text:span></text:p>
      <text:p text:style-name="Standard"><text:tab/><text:span text:style-name="T18">datatype</text:span></text:p>
      <text:p text:style-name="Standard"/>
      <text:p text:style-name="Standard">1<text:span text:style-name="T10">5</text:span>.Identify the largest gap in packet arrival.</text:p>
      <text:p text:style-name="Standard"><text:tab/></text:p>
      <text:p text:style-name="Standard">1<text:span text:style-name="T10">6</text:span>.What is the average length of packets?</text:p>
      <text:p text:style-name="Standard"><text:tab/><text:span text:style-name="T14">Statictics---&gt;capture file properties----&gt;size in bytes</text:span></text:p>
      <text:p text:style-name="Standard"><text:tab/><text:span text:style-name="T14">bytes/total packet</text:span></text:p>
      <text:p text:style-name="Standard"><text:tab/><text:span text:style-name="T14">2026695/3921= 516.88</text:span></text:p>
      <text:p text:style-name="Standard"/>
      <text:p text:style-name="Standard">1<text:span text:style-name="T10">7</text:span>.What is the length of the smallest and largest packet?</text:p>
      <text:p text:style-name="Standard"><text:tab/><text:span text:style-name="T15">Double click on length for asc and des</text:span></text:p>
      <text:p text:style-name="Standard"><text:tab/><text:span text:style-name="T16">19302-1292 = 18018</text:span></text:p>
      <text:p text:style-name="Standard"/>
      <text:p text:style-name="P4">1<text:span text:style-name="T10">8</text:span>.Create a color rule to highlight all TCP SYN packets in green.</text:p>
      <text:p text:style-name="P6"><text:tab/><text:span text:style-name="T19">Menu bar ---&gt;view----&gt;coluring rules ----&gt;colums +---&gt; name new column ---&gt;filter</text:span></text:p>
      <text:p text:style-name="P7"><text:tab/>---&gt;background ---&gt;ok</text:p>
      <text:p text:style-name="P6"/>
      <text:p text:style-name="P6"><text:tab/><text:span text:style-name="T19">tcp.flags.syn==1</text:span></text:p>
      <text:p text:style-name="P4"><text:tab/></text:p>
      <text:p text:style-name="P4"/>
      <text:p text:style-name="P4"><text:span text:style-name="T10">19</text:span>.Create a filter button for HTTP packets and assign a custom label.</text:p>
      <text:p text:style-name="P4"/>
      <text:p text:style-name="P4"><text:span text:style-name="T19">+ add --&gt;name button---&gt;fillter apply (http)</text:span></text:p>
      <text:p text:style-name="Standard"/>
      <text:p text:style-name="Standard"/>
      <text:p text:style-name="P8">auto save </text:p>
      <text:p text:style-name="P8">capture----&gt;output---&gt;save the name .pcapng ---&gt; .pcap checkbox ---&gt;save automatically</text:p>
      <text:p text:style-name="P8">------&gt;after 50 kilobytes---&gt;<text:span text:style-name="T21">sav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0:00:45.260100575</meta:creation-date>
    <dc:date>2025-08-06T11:24:41.627553921</dc:date>
    <meta:editing-duration>PT1H20M13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2" meta:paragraph-count="72" meta:word-count="327" meta:character-count="2251" meta:non-whitespace-character-count="1953"/>
  </office:meta>
</office:document-meta>
</file>